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arser.ex( String key , in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Modifier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gexParser.next(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RegexParser.processBacksolidus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Conditio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gexParser.processIndepe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Ca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isSet(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arser.processPlus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checkQuestion( int of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set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Backsolidus_pP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arser.RegexPars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Position.ReferencePosition( int n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arseAtom(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egexParser.processBacksolidus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Looka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arseSetOperation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gexParser.processNegativelookbehi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getTokenForShorthand( int c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gexParser.parseFactor(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40">
            <text:p text:style-name="Table_20_Contents">4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RegexParser.processPa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arseReg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gexParser.processStar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CIinCharacterClass( RangeToken tok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decodeEscaped(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86">
            <text:p text:style-name="Table_20_Contents">86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RegexPars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Parser.processBacksolidus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arseTer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exParser.parseCharacterClass( boolean useNrang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RegexParser.Rege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Question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arser.parse( String regex , int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gexParser.hexChar( int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arser.processParen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setContext( int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Negativelooka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Lookbehi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